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01d8" officeooo:paragraph-rsid="001301d8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301d8" officeooo:paragraph-rsid="001301d8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301d8" officeooo:paragraph-rsid="001301d8" style:font-size-asian="24pt" style:font-size-complex="24pt"/>
    </style:style>
    <style:style style:name="T1" style:family="text">
      <style:text-properties fo:font-size="19pt" style:font-size-asian="19pt" style:font-size-complex="1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­<text:span text:style-name="T1">Sakarya Üniversitesi Bilgisayar ve Bilişim Bilimleri Fakültesi</text:span></text:p>
      <text:p text:style-name="P3">Bilgisayar Mühendisliği</text:p>
      <text:p text:style-name="P3"/>
      <text:p text:style-name="P3">1.VERİ YAPILARI ÖDEVİ RAPORU</text:p>
      <text:p text:style-name="P2"/>
      <text:p text:style-name="P2"/>
      <text:p text:style-name="P2">Kişisel Bilgiler :</text:p>
      <text:p text:style-name="P2"/>
      <text:p text:style-name="P2">Ad : Koray</text:p>
      <text:p text:style-name="P2">Soyad : Temizkan</text:p>
      <text:p text:style-name="P2">Öğrenci No : B231210010</text:p>
      <text:p text:style-name="P2">Gurup : 1-A</text:p>
      <text:p text:style-name="P2"/>
      <text:p text:style-name="P2"/>
      <text:p text:style-name="P2"><text:line-break/>Giriş :</text:p>
      <text:p text:style-name="P2"/>
      <text:p text:style-name="P2"/>
      <text:p text:style-name="P2"/>
      <text:p text:style-name="P2"/>
      <text:p text:style-name="P2"/>
      <text:p text:style-name="P2"/>
      <text:p text:style-name="P2">Amaç :<text:line-break/><text:line-break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ınıflar ve Yöntemler :<text:line-break/><text:line-break/></text:p>
      <text:p text:style-name="P2"/>
      <text:p text:style-name="P2"/>
      <text:p text:style-name="P2"/>
      <text:p text:style-name="P2">Sonuç :</text:p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1:48:01.285169503</meta:creation-date>
    <dc:date>2024-11-27T11:58:28.564742944</dc:date>
    <meta:editing-duration>PT12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13" meta:word-count="40" meta:character-count="241" meta:non-whitespace-character-count="208"/>
  </office:meta>
</office:document-meta>
</file>